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left="0in" fo:margin-right="0in" fo:margin-top="0in" fo:margin-bottom="0.1965in" style:contextual-spacing="false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fo:margin-top="0in" fo:margin-bottom="0.1965in" style:contextual-spacing="false" style:line-height-at-least="0.198in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246486" fo:background-color="#1f1f1f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d7ba7d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c586c0" loext:opacity="100%"/>
    </style:style>
    <style:style style:name="T10" style:family="text">
      <style:text-properties fo:color="#4fc1f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1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1"><text:span text:style-name="T1">&lt;</text:span><text:span text:style-name="T2">title</text:span><text:span text:style-name="T1">&gt;</text:span>Balloon Pop Game<text:span text:style-name="T1">&lt;/</text:span><text:span text:style-name="T2">title</text:span><text:span text:style-name="T1">&gt;</text:span></text:p>
      <text:p text:style-name="P1"><text:span text:style-name="T1">&lt;</text:span><text:span text:style-name="T2">link</text:span> <text:span text:style-name="T3">href</text:span>=<text:span text:style-name="T4">"./style.css"</text:span> <text:span text:style-name="T3">rel</text:span>=<text:span text:style-name="T4">"stylesheet"</text:span><text:span text:style-name="T1">&gt;</text:span></text:p>
      <text:p text:style-name="P1"><text:span text:style-name="T1">&lt;</text:span><text:span text:style-name="T2">script</text:span><text:span text:style-name="T5"> </text:span><text:span text:style-name="T3">src</text:span><text:span text:style-name="T5">=</text:span><text:span text:style-name="T4">"./index.js"</text:span><text:span text:style-name="T5"> </text:span><text:span text:style-name="T3">rel</text:span><text:span text:style-name="T5">=</text:span><text:span text:style-name="T4">"JS"</text:span><text:span text:style-name="T5"> </text:span><text:span text:style-name="T3">defer</text:span><text:span text:style-name="T1">&gt;&lt;/</text:span><text:span text:style-name="T2">script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1">&lt;</text:span><text:span text:style-name="T2">h1</text:span> <text:span text:style-name="T3">class</text:span>=<text:span text:style-name="T4">"noHighlight"</text:span><text:span text:style-name="T1">&gt;</text:span>Pop The Balloons<text:span text:style-name="T1">&lt;/</text:span><text:span text:style-name="T2">h1</text:span><text:span text:style-name="T1">&gt;</text:span></text:p>
      <text:p text:style-name="P1"><text:span text:style-name="T1">&lt;</text:span><text:span text:style-name="T2">div</text:span> <text:span text:style-name="T3">id</text:span>=<text:span text:style-name="T4">"scoreDiv"</text:span> <text:span text:style-name="T3">class</text:span>=<text:span text:style-name="T4">"noHighlight"</text:span><text:span text:style-name="T1">&gt;</text:span></text:p>
      <text:p text:style-name="P1"><text:span text:style-name="T1">&lt;</text:span><text:span text:style-name="T2">p</text:span> <text:span text:style-name="T3">id</text:span>=<text:span text:style-name="T4">"scoreOut"</text:span> <text:span text:style-name="T3">class</text:span>=<text:span text:style-name="T4">"noHighlight"</text:span><text:span text:style-name="T1">&gt;</text:span>Score: 0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 <text:span text:style-name="T3">id</text:span>=<text:span text:style-name="T4">"missOut"</text:span> <text:span text:style-name="T3">class</text:span>=<text:span text:style-name="T4">"noHighlight"</text:span><text:span text:style-name="T1">&gt;</text:span>Miss: 0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  <text:p text:style-name="Standard"/>
      <text:p text:style-name="P1"><text:span text:style-name="T6">body</text:span>{</text:p>
      <text:p text:style-name="P1"><text:span text:style-name="T3">margin</text:span>:<text:span text:style-name="T7">0%</text:span>;</text:p>
      <text:p text:style-name="P1"><text:span text:style-name="T3">padding</text:span>: <text:span text:style-name="T7">0%</text:span>;</text:p>
      <text:p text:style-name="P1"><text:span text:style-name="T3">background-color</text:span>: <text:span text:style-name="T8">rgb</text:span>(<text:span text:style-name="T7">247</text:span>,<text:span text:style-name="T7">247</text:span>,<text:span text:style-name="T7">245</text:span>);</text:p>
      <text:p text:style-name="P1"><text:span text:style-name="T3">max-width</text:span>: <text:span text:style-name="T7">100%</text:span>;</text:p>
      <text:p text:style-name="P1"><text:span text:style-name="T3">height</text:span>: <text:span text:style-name="T7">100%</text:span>;</text:p>
      <text:p text:style-name="P1"><text:span text:style-name="T3">overflow</text:span>: <text:span text:style-name="T4">hidden</text:span>;</text:p>
      <text:p text:style-name="P1">}</text:p>
      <text:p text:style-name="P4"/>
      <text:p text:style-name="P1"><text:span text:style-name="T6">h1</text:span>{</text:p>
      <text:p text:style-name="P1"><text:span text:style-name="T3">text-align</text:span>: <text:span text:style-name="T4">center</text:span>;</text:p>
      <text:p text:style-name="P1"><text:span text:style-name="T3">font-family</text:span>: balloon;</text:p>
      <text:p text:style-name="P1"><text:span text:style-name="T3">z-index</text:span>: <text:span text:style-name="T7">-10</text:span>;</text:p>
      <text:p text:style-name="P1"><text:span text:style-name="T3">font-size</text:span>: <text:span text:style-name="T7">3.5rem</text:span>;</text:p>
      <text:p text:style-name="P1">}</text:p>
      <text:p text:style-name="P4"/>
      <text:p text:style-name="P1"><text:span text:style-name="T6">#scoreDiv</text:span>{</text:p>
      <text:p text:style-name="P1"><text:span text:style-name="T3">font-family</text:span>: balloon;</text:p>
      <text:p text:style-name="P1"><text:span text:style-name="T3">font-size</text:span>: <text:span text:style-name="T7">2.5rem</text:span>;</text:p>
      <text:p text:style-name="P4"/>
      <text:p text:style-name="P1"><text:span text:style-name="T3">display</text:span>: <text:span text:style-name="T4">flex</text:span>;</text:p>
      <text:p text:style-name="P1"><text:span text:style-name="T3">flex-direction</text:span>: <text:span text:style-name="T4">row</text:span>;</text:p>
      <text:p text:style-name="P1"><text:span text:style-name="T3">width</text:span>: <text:span text:style-name="T7">90vw</text:span>;</text:p>
      <text:p text:style-name="P1"><text:span text:style-name="T3">justify-self</text:span>: <text:span text:style-name="T4">center</text:span>;</text:p>
      <text:p text:style-name="P1"><text:span text:style-name="T3">justify-content</text:span>: <text:span text:style-name="T4">space-between</text:span>;</text:p>
      <text:p text:style-name="P1">}</text:p>
      <text:p text:style-name="P4"/>
      <text:p text:style-name="P1"><text:span text:style-name="T9">@font-face</text:span>{</text:p>
      <text:p text:style-name="P1"><text:span text:style-name="T3">font-family</text:span>: balloon;</text:p>
      <text:p text:style-name="P1"><text:span text:style-name="T3">src</text:span>: <text:span text:style-name="T8">url</text:span>(<text:span text:style-name="T4">"./Assets/lets-eat/Lets</text:span><text:span text:style-name="T6">\ </text:span><text:span text:style-name="T4">Eat.otf"</text:span>);</text:p>
      <text:p text:style-name="P1">}</text:p>
      <text:p text:style-name="P5"/>
      <text:p text:style-name="P1"><text:soft-page-break/><text:span text:style-name="T9">@keyframes</text:span> <text:span text:style-name="T3">floatUp</text:span>{</text:p>
      <text:p text:style-name="P1">from{<text:span text:style-name="T3">top</text:span>:<text:span text:style-name="T7">100vh</text:span>}</text:p>
      <text:p text:style-name="P1">to{<text:span text:style-name="T3">top</text:span>:<text:span text:style-name="T7">-110vh</text:span>}</text:p>
      <text:p text:style-name="P1">}</text:p>
      <text:p text:style-name="P4"/>
      <text:p text:style-name="P1"><text:span text:style-name="T6">.balloonPic</text:span>{</text:p>
      <text:p text:style-name="P1"><text:span text:style-name="T3">width</text:span>:<text:span text:style-name="T7">5vw</text:span>;</text:p>
      <text:p text:style-name="P1"><text:span text:style-name="T3">height</text:span>: <text:span text:style-name="T7">10vw</text:span>;</text:p>
      <text:p text:style-name="P1"><text:span text:style-name="T3">position</text:span>: <text:span text:style-name="T4">relative</text:span>;</text:p>
      <text:p text:style-name="P1"><text:span text:style-name="T3">z-index</text:span>: <text:span text:style-name="T7">10</text:span>;</text:p>
      <text:p text:style-name="P1"><text:span text:style-name="T3">border</text:span>:<text:span text:style-name="T4">none</text:span>;</text:p>
      <text:p text:style-name="P1">}</text:p>
      <text:p text:style-name="P4"/>
      <text:p text:style-name="P1"><text:span text:style-name="T6">.float</text:span>{</text:p>
      <text:p text:style-name="P1"><text:span text:style-name="T3">animation</text:span>: floatUp <text:span text:style-name="T7">15s</text:span>;</text:p>
      <text:p text:style-name="P1"><text:span text:style-name="T3">animation-direction</text:span>: <text:span text:style-name="T4">normal</text:span>;</text:p>
      <text:p text:style-name="P1"><text:span text:style-name="T3">animation-fill-mode</text:span>: <text:span text:style-name="T4">forwards</text:span>;</text:p>
      <text:p text:style-name="P1">}</text:p>
      <text:p text:style-name="P4"/>
      <text:p text:style-name="P1"><text:span text:style-name="T6">.noHighlight</text:span> {</text:p>
      <text:p text:style-name="P1"><text:span text:style-name="T3">user-select</text:span>: <text:span text:style-name="T4">none</text:span>;</text:p>
      <text:p text:style-name="P1"><text:span text:style-name="T3">-webkit-user-select</text:span>: <text:span text:style-name="T4">none</text:span>; </text:p>
      <text:p text:style-name="P1"><text:span text:style-name="T3">-moz-user-select</text:span>: <text:span text:style-name="T4">none</text:span>; </text:p>
      <text:p text:style-name="P1"><text:span text:style-name="T3">-ms-user-select</text:span>: <text:span text:style-name="T4">none</text:span>; </text:p>
      <text:p text:style-name="P1"><text:span text:style-name="T3">-webkit-touch-callout</text:span>: <text:span text:style-name="T4">none</text:span>; </text:p>
      <text:p text:style-name="P1">}</text:p>
      <text:p text:style-name="Standard"/>
      <text:p text:style-name="Standard"/>
      <text:p text:style-name="Standard"/>
      <text:p text:style-name="P1"><text:span text:style-name="T2">//let</text:span> <text:span text:style-name="T3">windowWidth</text:span> <text:span text:style-name="T5">=</text:span> <text:span text:style-name="T3">window</text:span>.<text:span text:style-name="T3">innerWidth</text:span></text:p>
      <text:p text:style-name="P1"><text:span text:style-name="T2">let</text:span> <text:span text:style-name="T3">pos</text:span> <text:span text:style-name="T5">=</text:span> <text:span text:style-name="T7">0</text:span></text:p>
      <text:p text:style-name="P1"><text:span text:style-name="T2">let</text:span> <text:span text:style-name="T3">speed</text:span> <text:span text:style-name="T5">=</text:span> <text:span text:style-name="T7">0</text:span></text:p>
      <text:p text:style-name="P1"><text:span text:style-name="T2">let</text:span> <text:span text:style-name="T3">score</text:span> <text:span text:style-name="T5">=</text:span> <text:span text:style-name="T7">0</text:span>;</text:p>
      <text:p text:style-name="P1"><text:span text:style-name="T2">let</text:span> <text:span text:style-name="T3">miss</text:span> <text:span text:style-name="T5">=</text:span> <text:span text:style-name="T7">0</text:span>;</text:p>
      <text:p text:style-name="P1"><text:span text:style-name="T2">//let</text:span> <text:span text:style-name="T3">end</text:span> <text:span text:style-name="T5">=</text:span> <text:span text:style-name="T2">false</text:span>;</text:p>
      <text:p text:style-name="P1"><text:span text:style-name="T2">const</text:span> <text:span text:style-name="T10">scoreOut</text:span> <text:span text:style-name="T5">=</text:span> <text:span text:style-name="T3">document</text:span>.<text:span text:style-name="T8">getElementById</text:span>(<text:span text:style-name="T4">"scoreOut"</text:span>)</text:p>
      <text:p text:style-name="P1"><text:span text:style-name="T2">const</text:span> <text:span text:style-name="T10">missOut</text:span> <text:span text:style-name="T5">=</text:span> <text:span text:style-name="T3">document</text:span>.<text:span text:style-name="T8">getElementById</text:span>(<text:span text:style-name="T4">"missOut"</text:span>)</text:p>
      <text:p text:style-name="P3"><text:line-break/></text:p>
      <text:p text:style-name="P1"><text:span text:style-name="T2">const</text:span> <text:span text:style-name="T8">placeNewBalloon</text:span> <text:span text:style-name="T5">=</text:span> ()<text:span text:style-name="T2">=&gt;</text:span>{</text:p>
      <text:p text:style-name="P1"><text:span text:style-name="T2">let</text:span> <text:span text:style-name="T3">newBalloon</text:span> <text:span text:style-name="T5">=</text:span> <text:span text:style-name="T3">document</text:span>.<text:span text:style-name="T8">createElement</text:span>(<text:span text:style-name="T4">"img"</text:span>)</text:p>
      <text:p text:style-name="P1"><text:span text:style-name="T3">newBalloon</text:span>.<text:span text:style-name="T8">setAttribute</text:span>(<text:span text:style-name="T4">"src"</text:span>, <text:span text:style-name="T4">"./Assets/Balloon.png"</text:span>)</text:p>
      <text:p text:style-name="P1"><text:span text:style-name="T3">newBalloon</text:span>.<text:span text:style-name="T8">setAttribute</text:span>(<text:span text:style-name="T4">'draggable'</text:span>, <text:span text:style-name="T4">'false'</text:span>);</text:p>
      <text:p text:style-name="P6"><text:span text:style-name="T3">newBalloon</text:span>.<text:span text:style-name="T3">classList</text:span>.<text:span text:style-name="T8">add</text:span>(<text:span text:style-name="T4">"balloonPic" , "float" , “noHighlight”</text:span>)</text:p>
      <text:p text:style-name="P1"/>
      <text:p text:style-name="P4"/>
      <text:p text:style-name="P1"><text:span text:style-name="T2">let</text:span> <text:span text:style-name="T3">red</text:span> <text:span text:style-name="T5">=</text:span> <text:span text:style-name="T3">Math</text:span>.<text:span text:style-name="T8">floor</text:span>(<text:span text:style-name="T3">Math</text:span>.<text:span text:style-name="T8">random</text:span>()<text:span text:style-name="T5">*</text:span><text:span text:style-name="T7">255</text:span>)</text:p>
      <text:p text:style-name="P1"><text:span text:style-name="T2">let</text:span> <text:span text:style-name="T3">green</text:span> <text:span text:style-name="T5">=</text:span> <text:span text:style-name="T3">Math</text:span>.<text:span text:style-name="T8">floor</text:span>(<text:span text:style-name="T3">Math</text:span>.<text:span text:style-name="T8">random</text:span>()<text:span text:style-name="T5">*</text:span><text:span text:style-name="T7">255</text:span>)</text:p>
      <text:p text:style-name="P1"><text:span text:style-name="T2">let</text:span> <text:span text:style-name="T3">blue</text:span> <text:span text:style-name="T5">=</text:span> <text:span text:style-name="T3">Math</text:span>.<text:span text:style-name="T8">floor</text:span>(<text:span text:style-name="T3">Math</text:span>.<text:span text:style-name="T8">random</text:span>()<text:span text:style-name="T5">*</text:span><text:span text:style-name="T7">255</text:span>)</text:p>
      <text:p text:style-name="P4"/>
      <text:p text:style-name="P1"><text:soft-page-break/><text:span text:style-name="T3">newBalloon</text:span>.<text:span text:style-name="T3">style</text:span>.<text:span text:style-name="T3">backgroundColor</text:span> <text:span text:style-name="T5">=</text:span> <text:span text:style-name="T4">`rgb(</text:span><text:span text:style-name="T2">${</text:span><text:span text:style-name="T3">red</text:span><text:span text:style-name="T2">}</text:span><text:span text:style-name="T4">, </text:span><text:span text:style-name="T2">${</text:span><text:span text:style-name="T3">green</text:span><text:span text:style-name="T2">}</text:span><text:span text:style-name="T4">, </text:span><text:span text:style-name="T2">${</text:span><text:span text:style-name="T3">blue</text:span><text:span text:style-name="T2">}</text:span><text:span text:style-name="T4">)`</text:span></text:p>
      <text:p text:style-name="P1"><text:span text:style-name="T3">newBalloon</text:span>.<text:span text:style-name="T3">style</text:span>.<text:span text:style-name="T3">left</text:span><text:span text:style-name="T5">=</text:span><text:span text:style-name="T4">`</text:span><text:span text:style-name="T2">${</text:span><text:span text:style-name="T3">pos</text:span><text:span text:style-name="T2">}</text:span><text:span text:style-name="T4">vw`</text:span>;</text:p>
      <text:p text:style-name="P1"><text:span text:style-name="T3">newBalloon</text:span>.<text:span text:style-name="T3">style</text:span>.<text:span text:style-name="T3">animation</text:span> <text:span text:style-name="T5">=</text:span> <text:span text:style-name="T4">`floatUp </text:span><text:span text:style-name="T2">${</text:span><text:span text:style-name="T3">speed</text:span><text:span text:style-name="T2">}</text:span><text:span text:style-name="T4">s`</text:span>;</text:p>
      <text:p text:style-name="P4"/>
      <text:p text:style-name="P1"><text:span text:style-name="T3">document</text:span>.<text:span text:style-name="T3">body</text:span>.<text:span text:style-name="T8">appendChild</text:span>(<text:span text:style-name="T3">newBalloon</text:span>)</text:p>
      <text:p text:style-name="P4"/>
      <text:p text:style-name="P1"><text:span text:style-name="T3">newBalloon</text:span>.<text:span text:style-name="T8">addEventListener</text:span>(<text:span text:style-name="T4">"click"</text:span>,()<text:span text:style-name="T2">=&gt;</text:span>{</text:p>
      <text:p text:style-name="P1"><text:span text:style-name="T3">newBalloon</text:span>.<text:span text:style-name="T8">remove</text:span>()</text:p>
      <text:p text:style-name="P1"><text:span text:style-name="T3">score</text:span><text:span text:style-name="T5">+=</text:span><text:span text:style-name="T7">1</text:span></text:p>
      <text:p text:style-name="P1"><text:span text:style-name="T10">scoreOut</text:span>.<text:span text:style-name="T3">textContent</text:span><text:span text:style-name="T5">=</text:span> <text:span text:style-name="T4">`Score: </text:span><text:span text:style-name="T2">${</text:span><text:span text:style-name="T3">score</text:span><text:span text:style-name="T2">}</text:span><text:span text:style-name="T4">`</text:span></text:p>
      <text:p text:style-name="P1">})</text:p>
      <text:p text:style-name="P1">}</text:p>
      <text:p text:style-name="P3"><text:line-break/></text:p>
      <text:p text:style-name="P1"><text:span text:style-name="T2">const</text:span> <text:span text:style-name="T8">getPos</text:span> <text:span text:style-name="T5">=</text:span> ()<text:span text:style-name="T2">=&gt;</text:span>{</text:p>
      <text:p text:style-name="P1"><text:span text:style-name="T3">pos</text:span> <text:span text:style-name="T5">=</text:span> <text:span text:style-name="T3">Math</text:span>.<text:span text:style-name="T8">floor</text:span>(<text:span text:style-name="T3">Math</text:span>.<text:span text:style-name="T8">random</text:span>()<text:span text:style-name="T5">*</text:span><text:span text:style-name="T7">80</text:span>)<text:span text:style-name="T5">+</text:span><text:span text:style-name="T7">10</text:span></text:p>
      <text:p text:style-name="P4"/>
      <text:p text:style-name="P1">}</text:p>
      <text:p text:style-name="P4"/>
      <text:p text:style-name="P1"><text:span text:style-name="T2">const</text:span> <text:span text:style-name="T8">getSpeed</text:span> <text:span text:style-name="T5">=</text:span> ()<text:span text:style-name="T2">=&gt;</text:span>{</text:p>
      <text:p text:style-name="P1"><text:span text:style-name="T3">speed</text:span><text:span text:style-name="T5">=</text:span><text:span text:style-name="T3">Math</text:span>.<text:span text:style-name="T8">floor</text:span>(<text:span text:style-name="T3">Math</text:span>.<text:span text:style-name="T8">random</text:span>()<text:span text:style-name="T5">*</text:span><text:span text:style-name="T7">15</text:span>)<text:span text:style-name="T5">+</text:span><text:span text:style-name="T7">15</text:span></text:p>
      <text:p text:style-name="P1">}</text:p>
      <text:p text:style-name="P4"/>
      <text:p text:style-name="P1"><text:span text:style-name="T2">const</text:span> <text:span text:style-name="T8">checkMissed</text:span> <text:span text:style-name="T5">=</text:span> ()<text:span text:style-name="T2">=&gt;</text:span>{</text:p>
      <text:p text:style-name="P1"><text:span text:style-name="T2">let</text:span> <text:span text:style-name="T3">balloons</text:span> <text:span text:style-name="T5">=</text:span> <text:span text:style-name="T3">document</text:span>.<text:span text:style-name="T8">querySelectorAll</text:span>(<text:span text:style-name="T4">".float"</text:span>)</text:p>
      <text:p text:style-name="P1"><text:span text:style-name="T3">balloons</text:span>.<text:span text:style-name="T8">forEach</text:span>((<text:span text:style-name="T3">e</text:span>)<text:span text:style-name="T2">=&gt;</text:span>{</text:p>
      <text:p text:style-name="P1"><text:span text:style-name="T2">let</text:span> <text:span text:style-name="T3">balloonPos</text:span> <text:span text:style-name="T5">=</text:span> <text:span text:style-name="T3">e</text:span>.<text:span text:style-name="T3">y</text:span></text:p>
      <text:p text:style-name="P1"><text:span text:style-name="T9">if</text:span>(<text:span text:style-name="T3">balloonPos</text:span><text:span text:style-name="T5">&lt;-</text:span><text:span text:style-name="T7">20</text:span>){</text:p>
      <text:p text:style-name="P1"><text:span text:style-name="T3">miss</text:span><text:span text:style-name="T5">+=</text:span><text:span text:style-name="T7">1</text:span></text:p>
      <text:p text:style-name="P1"><text:span text:style-name="T3">e</text:span>.<text:span text:style-name="T8">remove</text:span>()</text:p>
      <text:p text:style-name="P1"><text:span text:style-name="T10">missOut</text:span>.<text:span text:style-name="T3">textContent</text:span> <text:span text:style-name="T5">=</text:span> <text:span text:style-name="T4">`Miss: </text:span><text:span text:style-name="T2">${</text:span><text:span text:style-name="T3">miss</text:span><text:span text:style-name="T2">}</text:span><text:span text:style-name="T4">`</text:span></text:p>
      <text:p text:style-name="P1">}</text:p>
      <text:p text:style-name="P1">}) </text:p>
      <text:p text:style-name="P1">}</text:p>
      <text:p text:style-name="P3"><text:line-break/></text:p>
      <text:p text:style-name="P1"><text:span text:style-name="T2">const</text:span> <text:span text:style-name="T10">startProgram</text:span><text:span text:style-name="T5">=</text:span><text:span text:style-name="T8">setInterval</text:span>(()<text:span text:style-name="T2">=&gt;</text:span>{</text:p>
      <text:p text:style-name="P1"><text:span text:style-name="T9">if</text:span>(<text:span text:style-name="T3">miss</text:span><text:span text:style-name="T5">&lt;</text:span><text:span text:style-name="T7">5</text:span>){ </text:p>
      <text:p text:style-name="P1"><text:span text:style-name="T8">checkMissed</text:span>() </text:p>
      <text:p text:style-name="P1"><text:span text:style-name="T8">getSpeed</text:span>()</text:p>
      <text:p text:style-name="P1"><text:span text:style-name="T8">getPos</text:span>()</text:p>
      <text:p text:style-name="P1"><text:span text:style-name="T8">placeNewBalloon</text:span>()</text:p>
      <text:p text:style-name="P1">}<text:span text:style-name="T9">else</text:span>{</text:p>
      <text:p text:style-name="P1"><text:span text:style-name="T3">//end</text:span><text:span text:style-name="T5">=</text:span> <text:span text:style-name="T2">true</text:span>;</text:p>
      <text:p text:style-name="P1"><text:span text:style-name="T8">endScreen</text:span>()</text:p>
      <text:p text:style-name="P1">} </text:p>
      <text:p text:style-name="P1">},<text:span text:style-name="T7">3000</text:span>)</text:p>
      <text:p text:style-name="P2"><text:soft-page-break/><text:line-break/><text:line-break/><text:line-break/><text:line-break/></text:p>
      <text:p text:style-name="P1"><text:span text:style-name="T2">const</text:span> <text:span text:style-name="T8">endScreen</text:span> <text:span text:style-name="T5">=</text:span> ()<text:span text:style-name="T2">=&gt;</text:span>{</text:p>
      <text:p text:style-name="P1"><text:span text:style-name="T2">let</text:span> <text:span text:style-name="T3">balloons</text:span> <text:span text:style-name="T5">=</text:span> <text:span text:style-name="T3">document</text:span>.<text:span text:style-name="T8">querySelectorAll</text:span>(<text:span text:style-name="T4">".float"</text:span>)</text:p>
      <text:p text:style-name="P1"><text:span text:style-name="T3">balloons</text:span>.<text:span text:style-name="T8">forEach</text:span>((<text:span text:style-name="T3">e</text:span>)<text:span text:style-name="T2">=&gt;</text:span>{</text:p>
      <text:p text:style-name="P1"><text:span text:style-name="T3">e</text:span>.<text:span text:style-name="T8">remove</text:span>()</text:p>
      <text:p text:style-name="P1">})</text:p>
      <text:p text:style-name="P4"/>
      <text:p text:style-name="P1"><text:span text:style-name="T2">let</text:span> <text:span text:style-name="T3">endMsg</text:span> <text:span text:style-name="T5">=</text:span> <text:span text:style-name="T3">document</text:span>.<text:span text:style-name="T8">createElement</text:span>(<text:span text:style-name="T4">"h1"</text:span>)</text:p>
      <text:p text:style-name="P1"><text:span text:style-name="T3">endMsg</text:span>.<text:span text:style-name="T3">textContent</text:span> <text:span text:style-name="T5">=</text:span> <text:span text:style-name="T4">`The End. You Scored </text:span><text:span text:style-name="T2">${</text:span><text:span text:style-name="T3">score</text:span><text:span text:style-name="T2">}</text:span><text:span text:style-name="T4">`</text:span></text:p>
      <text:p text:style-name="P1"><text:span text:style-name="T3">document</text:span>.<text:span text:style-name="T3">body</text:span>.<text:span text:style-name="T8">appendChild</text:span>(<text:span text:style-name="T3">endMsg</text:span>)</text:p>
      <text:p text:style-name="P4"/>
      <text:p text:style-name="P1"><text:span text:style-name="T8">clearInterval</text:span>(<text:span text:style-name="T10">startProgram</text:span>)</text:p>
      <text:p text:style-name="P1">}</text:p>
      <text:p text:style-name="P3"><text:line-break/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8:13:28.616755827</meta:creation-date>
    <dc:date>2025-10-15T15:26:45.824769151</dc:date>
    <meta:editing-duration>P10DT7H1M47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4" meta:paragraph-count="136" meta:word-count="279" meta:character-count="2807" meta:non-whitespace-character-count="2643"/>
  </office:meta>
</office:document-meta>
</file>